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color="#ff0000" fo:font-size="16pt" style:font-size-asian="16pt" style:font-size-complex="16pt"/>
    </style:style>
    <style:style style:name="P3" style:family="paragraph" style:parent-style-name="Standard">
      <style:text-properties fo:color="#ff3333" fo:font-size="15pt" style:font-size-asian="15pt" style:font-size-complex="15pt"/>
    </style:style>
    <style:style style:name="P4" style:family="paragraph" style:parent-style-name="Standard">
      <style:text-properties fo:color="#ff0000" fo:font-size="16pt" style:font-size-asian="16pt" style:font-size-complex="16pt"/>
    </style:style>
    <style:style style:name="P5" style:family="paragraph" style:parent-style-name="Text_20_body">
      <style:text-properties fo:font-size="24pt" style:font-size-asian="24pt" style:font-size-complex="24pt"/>
    </style:style>
    <style:style style:name="P6" style:family="paragraph" style:parent-style-name="Text_20_body">
      <style:paragraph-properties fo:margin-top="0in" fo:margin-bottom="0in" fo:line-height="138%" style:writing-mode="lr-tb"/>
    </style:style>
    <style:style style:name="P7" style:family="paragraph" style:parent-style-name="Text_20_body">
      <style:paragraph-properties fo:margin-top="0in" fo:margin-bottom="0in" fo:line-height="138%" style:writing-mode="lr-tb"/>
      <style:text-properties fo:font-variant="normal" fo:text-transform="none" fo:color="#ff0000" style:text-line-through-style="none" style:text-underline-style="none" style:text-blinking="false" fo:background-color="transparent"/>
    </style:style>
    <style:style style:name="P8" style:family="paragraph" style:parent-style-name="Text_20_body">
      <style:paragraph-properties fo:margin-top="0in" fo:margin-bottom="0in" fo:line-height="138%" style:writing-mode="lr-tb"/>
      <style:text-properties fo:font-variant="normal" fo:text-transform="none" fo:color="#ff0000" style:text-line-through-style="none" style:text-underline-style="none" fo:font-weight="normal" style:text-blinking="false" fo:background-color="transparent" style:font-name-asian="Arial1" style:font-size-asian="18pt" style:font-style-asian="normal" style:font-weight-asian="normal" style:font-weight-complex="normal"/>
    </style:style>
    <style:style style:name="T1" style:family="text">
      <style:text-properties fo:color="#ff0000"/>
    </style:style>
    <style:style style:name="T2" style:family="text">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font-name-asian="Arial1" style:font-size-asian="18pt" style:font-style-asian="normal" style:font-weight-asian="normal"/>
    </style:style>
    <style:style style:name="T4" style:family="text">
      <style:text-properties fo:font-variant="normal" fo:text-transform="none" fo:color="#ff0000" style:text-line-through-style="none" style:font-name="Arial1" fo:font-size="18pt" fo:font-style="normal" style:text-underline-style="none" fo:font-weight="normal" style:text-blinking="false" fo:background-color="transparent"/>
    </style:style>
    <style:style style:name="T5" style:family="text">
      <style:text-properties style:font-name="Arial1" fo:font-size="18pt" fo:font-style="normal" fo:font-weight="normal"/>
    </style:style>
    <style:style style:name="T6" style:family="text">
      <style:text-properties style:font-name-asian="Arial1" style:font-size-asian="18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p>
      <text:p text:style-name="P5"><text:bookmark text:name="docs-internal-guid-60bba832-7fff-7c42-f88d-8ec0489cbcee"/><text:span text:style-name="T2">Progress Report : Week </text:span><text:span text:style-name="T4">11</text:span></text:p>
      <text:p text:style-name="P6"><text:span text:style-name="T2">Team:</text:span><text:span text:style-name="T3">　</text:span><text:span text:style-name="T4">ie03project-aizu_kamikaze</text:span></text:p>
      <text:p text:style-name="Text_20_body"><text:line-break/></text:p>
      <text:p text:style-name="P7"><text:span text:style-name="T5">s1250137</text:span><text:span text:style-name="T6">　</text:span><text:span text:style-name="T5">Tomoya Tasaki</text:span></text:p>
      <text:p text:style-name="P7"><text:span text:style-name="T5">s1250156</text:span><text:span text:style-name="T6">　</text:span><text:span text:style-name="T5">Keito Shishiki</text:span></text:p>
      <text:p text:style-name="P7"><text:span text:style-name="T5">s1250059</text:span><text:span text:style-name="T6">　</text:span><text:span text:style-name="T5">Tomoyuki Furukawa</text:span></text:p>
      <text:p text:style-name="Text_20_body"/>
      <text:p text:style-name="P8">最短経路の距離を求める問題に対して、ダイクストラのアルゴリズムを実装した。新たに求めた交点とその他の点の繋がりを格納するのに苦戦しました。</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ShanHeiSun Un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4-18T09:53:38</meta:creation-date>
    <dc:date>2019-07-17T14:21:33</dc:date>
    <meta:editing-duration>PT14M</meta:editing-duration>
    <meta:editing-cycles>1</meta:editing-cycles>
    <meta:generator>OpenOffice.org/3.3$Solaris_x86 OpenOffice.org_project/330m20$Build-9567</meta:generator>
    <meta:document-statistic meta:table-count="0" meta:image-count="0" meta:object-count="0" meta:page-count="1" meta:paragraph-count="7" meta:word-count="78" meta:character-count="197"/>
    <dc:creator>Tomoya Tasaki</dc:creator>
  </office:meta>
</office:document-meta>
</file>